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text-properties fo:font-size="2pt" style:font-size-asian="2pt" style:font-size-complex="2pt"/>
    </style:style>
    <style:style style:name="T1" style:family="text">
      <style:text-properties officeooo:rsid="000d8179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YTHON: MODULES</text:p>
      <text:p text:style-name="P1">@company: Usbong Social Systems, Inc. (USBONG)</text:p>
      <text:p text:style-name="P1">@website: www.usbong.ph</text:p>
      <text:p text:style-name="P1">@author: SYSON, MICHAEL</text:p>
      <text:p text:style-name="P1">@date created: 20200619</text:p>
      <text:p text:style-name="P1">@last updated: 20200<text:span text:style-name="T1">717</text:span></text:p>
      <text:p text:style-name="P1">@open source: Apache License Version 2.0</text:p>
      <text:p text:style-name="P1"/>
      <text:p text:style-name="P2">I. Version:</text:p>
      <text:p text:style-name="P1">1) Python3 (version: 3.8.2)</text:p>
      <text:p text:style-name="P1">--&gt; https://www.python.org/; last accessed: 20200619</text:p>
      <text:p text:style-name="P1">2) LUBUNTU Operating System (version: 20.04 LTS)</text:p>
      <text:p text:style-name="P1">--&gt; https://lubuntu.me/; last accessed: 20200619</text:p>
      <text:p text:style-name="P1"/>
      <text:p text:style-name="P2">II. Commands:</text:p>
      <text:p text:style-name="P2">1) Execute Python module, "halimbawa.py", as list of instructions, in Terminal.</text:p>
      <text:p text:style-name="P2">python3 halimbawa.py</text:p>
      <text:p text:style-name="P2"/>
      <text:p text:style-name="P2">Output:</text:p>
      <text:p text:style-name="P1">Kumusta po!</text:p>
      <text:p text:style-name="P1">Kumusta! </text:p>
      <text:p text:style-name="P1"/>
      <text:p text:style-name="P2">1.1) Reminders:</text:p>
      <text:p text:style-name="P1">1.1.1) Re-verify that your current location, e.g. directory, folder, in Terminal is equal with that of the Python module, "halimbawa.py".</text:p>
      <text:p text:style-name="P1">1.1.2) We execute the command in the Terminal Window, not in the Python Window.</text:p>
      <text:p text:style-name="P1">1.1.3) We can use ampersand, i.e. "&amp;", without space before it, so that we do not need to open another Terminal Window.</text:p>
      <text:p text:style-name="P1">--&gt; This is due to the computer creating a new process when we send the command to execute the Python module.</text:p>
      <text:p text:style-name="P1">--&gt; Example: <text:span text:style-name="T2">python3 halimbawa.py&amp;</text:span></text:p>
      <text:p text:style-name="P1">1.1.4) We can use featherpad as our text editor in LUBUNTU</text:p>
      <text:p text:style-name="P1">--&gt; Example: <text:span text:style-name="T2">featherpad halimbawa.py&amp;</text:span></text:p>
      <text:p text:style-name="P1"/>
      <text:p text:style-name="P2">2) Execute Python module, "halimbawaDefinedSet.py", as file with defined set of instructions in the Python Window.</text:p>
      <text:p text:style-name="P2">&gt;&gt;&gt; import halimbawaDefinedSet.py</text:p>
      <text:p text:style-name="P2">&gt;&gt;&gt; halimbawaDefinedSet.greet()</text:p>
      <text:p text:style-name="P2"/>
      <text:p text:style-name="P2">Output: </text:p>
      <text:p text:style-name="P1">Kumusta po!</text:p>
      <text:p text:style-name="P1"/>
      <text:p text:style-name="P2">2.1) Reminders:</text:p>
      <text:p text:style-name="P1">2.1.1) We execute the command in the Python Window, not in the Terminal Window.</text:p>
      <text:p text:style-name="P1">2.1.2) We can set a shorter name of the already defined set of instructions in the file to be quickly reusable. </text:p>
      <text:p text:style-name="P1">--&gt; Example: </text:p>
      <text:p text:style-name="P2">&gt;&gt;&gt; g = halimbawaDefinedSet.greet</text:p>
      <text:p text:style-name="P2">&gt;&gt;&gt; g()</text:p>
      <text:p text:style-name="P2"/>
      <text:p text:style-name="P2">Output:</text:p>
      <text:p text:style-name="P1">Kumusta po!</text:p>
      <text:p text:style-name="P1"/>
      <text:p text:style-name="P1">2.1.3) Whenever we update the Python Module file, we can use the following commands to quickly reload it.</text:p>
      <text:p text:style-name="P2">&gt;&gt;&gt; from importlib import reload</text:p>
      <text:p text:style-name="P2">&gt;&gt;&gt; reload(halimbawaDefinedSet)</text:p>
      <text:p text:style-name="P2"/>
      <text:p text:style-name="P2">III. Problem &amp; Answer</text:p>
      <text:p text:style-name="P1">1) Problem: The following Python command does not execute successfully.</text:p>
      <text:p text:style-name="P1"/>
      <text:p text:style-name="P2">&gt;&gt;&gt; import turtle</text:p>
      <text:p text:style-name="P2"/>
      <text:p text:style-name="P1">Answer: Write and enter in the Terminal Window the following command to download the "tkinter" module.</text:p>
      <text:p text:style-name="P1"/>
      <text:p text:style-name="P2">sudo apt install python3-tk</text:p>
      <text:p text:style-name="P2"/>
      <text:p text:style-name="P1">Done!You should now be able to execute the command successfully.</text:p>
      <text:p text:style-name="P1"/>
      <text:p text:style-name="P2">IV. References:</text:p>
      <text:p text:style-name="P1">1) https://docs.python.org/3/download.html; last accessed: 20200619</text:p>
      <text:p text:style-name="P1">2) https://stackoverflow.com/questions/39905346/how-to-install-turtle-with-python3-on-linux; last accessed: 20200625</text:p>
      <text:p text:style-name="P1"/>
      <text:p text:style-name="P2">V. Additional Notes: UNIX Commands</text:p>
      <text:p text:style-name="P1">1) Change directory</text:p>
      <text:p text:style-name="P2">cd &lt;directory&gt;</text:p>
      <text:p text:style-name="P1">2) Change directory to the parent directory</text:p>
      <text:p text:style-name="P2">cd ..</text:p>
      <text:p text:style-name="P1">3) List the files inside the current directory</text:p>
      <text:p text:style-name="P2">l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35.56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7T09:48:58.045966885</meta:creation-date>
    <meta:print-date>2020-07-17T09:59:04.356331664</meta:print-date>
    <dc:date>2020-07-17T10:03:46.525880636</dc:date>
    <meta:editing-duration>PT14M51S</meta:editing-duration>
    <meta:editing-cycles>3</meta:editing-cycles>
    <meta:generator>LibreOffice/6.4.3.2$Linux_X86_64 LibreOffice_project/40$Build-2</meta:generator>
    <meta:document-statistic meta:table-count="0" meta:image-count="0" meta:object-count="0" meta:page-count="1" meta:paragraph-count="58" meta:word-count="355" meta:character-count="2411" meta:non-whitespace-character-count="2116"/>
  </office:meta>
</office:document-meta>
</file>